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8ecca"/>
    </style:style>
    <style:style style:name="P2" style:family="paragraph" style:parent-style-name="Standard">
      <style:paragraph-properties fo:text-align="center" style:justify-single-word="false"/>
      <style:text-properties officeooo:rsid="0008ecca" officeooo:paragraph-rsid="0008ecca"/>
    </style:style>
    <style:style style:name="P3" style:family="paragraph" style:parent-style-name="Standard">
      <style:paragraph-properties fo:text-align="start" style:justify-single-word="false"/>
      <style:text-properties officeooo:rsid="0008ecca" officeooo:paragraph-rsid="0008ecca"/>
    </style:style>
    <style:style style:name="P4" style:family="paragraph" style:parent-style-name="Standard">
      <style:paragraph-properties fo:text-align="start" style:justify-single-word="false"/>
      <style:text-properties officeooo:rsid="00090c6c" officeooo:paragraph-rsid="00090c6c"/>
    </style:style>
    <style:style style:name="P5" style:family="paragraph" style:parent-style-name="Standard">
      <style:paragraph-properties fo:text-align="start" style:justify-single-word="false"/>
      <style:text-properties officeooo:rsid="000a3d47" officeooo:paragraph-rsid="000a3d47"/>
    </style:style>
    <style:style style:name="P6" style:family="paragraph" style:parent-style-name="Standard">
      <style:paragraph-properties fo:text-align="start" style:justify-single-word="false"/>
      <style:text-properties officeooo:rsid="000a3d47" officeooo:paragraph-rsid="000ad58a"/>
    </style:style>
    <style:style style:name="P7" style:family="paragraph" style:parent-style-name="Standard">
      <style:paragraph-properties fo:text-align="start" style:justify-single-word="false"/>
      <style:text-properties officeooo:rsid="000ad58a" officeooo:paragraph-rsid="000ad58a"/>
    </style:style>
    <style:style style:name="P8" style:family="paragraph" style:parent-style-name="Standard">
      <style:paragraph-properties fo:text-align="start" style:justify-single-word="false"/>
      <style:text-properties officeooo:rsid="00119b0e" officeooo:paragraph-rsid="00119b0e"/>
    </style:style>
    <style:style style:name="P9" style:family="paragraph" style:parent-style-name="Standard">
      <style:paragraph-properties fo:text-align="center" style:justify-single-word="false" fo:break-before="page"/>
      <style:text-properties officeooo:paragraph-rsid="0008ecca"/>
    </style:style>
    <style:style style:name="P10" style:family="paragraph" style:parent-style-name="Standard">
      <style:paragraph-properties fo:text-align="start" style:justify-single-word="false" fo:break-before="page"/>
      <style:text-properties officeooo:paragraph-rsid="0008ecca"/>
    </style:style>
    <style:style style:name="P11" style:family="paragraph" style:parent-style-name="Standard">
      <style:paragraph-properties fo:text-align="start" style:justify-single-word="false" fo:break-before="page"/>
      <style:text-properties officeooo:rsid="000ad58a" officeooo:paragraph-rsid="000ad58a"/>
    </style:style>
    <style:style style:name="T1" style:family="text">
      <style:text-properties officeooo:rsid="0008ecca"/>
    </style:style>
    <style:style style:name="T2" style:family="text">
      <style:text-properties officeooo:rsid="00090c6c"/>
    </style:style>
    <style:style style:name="T3" style:family="text">
      <style:text-properties officeooo:rsid="000a3d47"/>
    </style:style>
    <style:style style:name="T4" style:family="text">
      <style:text-properties officeooo:rsid="000a3d47" fo:background-color="#ffff00" loext:char-shading-value="0"/>
    </style:style>
    <style:style style:name="T5" style:family="text">
      <style:text-properties officeooo:rsid="000ad58a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169f2"/>
    </style:style>
    <style:style style:name="T8" style:family="text">
      <style:text-properties fo:language="en" fo:country="US" officeooo:rsid="001169f2" fo:background-color="#ffff00" loext:char-shading-value="0"/>
    </style:style>
    <style:style style:name="T9" style:family="text">
      <style:text-properties fo:language="en" fo:country="US" officeooo:rsid="00119b0e"/>
    </style:style>
    <style:style style:name="T10" style:family="text">
      <style:text-properties fo:language="en" fo:country="US" officeooo:rsid="0012f32f"/>
    </style:style>
    <style:style style:name="T11" style:family="text">
      <style:text-properties officeooo:rsid="001169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SAMPLE GAME</text:span></text:p>
      <text:p text:style-name="P9"/>
      <text:p text:style-name="P9"/>
      <text:p text:style-name="P10"/>
      <text:p text:style-name="P3"><text:span text:style-name="T2">Game Description</text:span> </text:p>
      <text:p text:style-name="P3"/>
      <text:p text:style-name="P3">SAMPLE GAME is a 3D <text:span text:style-name="T3">Coop</text:span> Shooter style game for PC. 1 to 2 players control <text:span text:style-name="T2">one of </text:span>the fourth horsemen in different arenas and kill famous Hell's demons extract from the Holy Bible. It takes place in Hell. </text:p>
      <text:p text:style-name="P3"/>
      <text:p text:style-name="P4">Design Goals</text:p>
      <text:p text:style-name="P4"/>
      <text:p text:style-name="P4"><text:tab/>The game aims to achive the following goals :</text:p>
      <text:p text:style-name="P4"/>
      <text:p text:style-name="P4">1 . Aquire to the player a little knowledge about our lord. And other famous creatures extract from Hell as defined in the Holy Bible</text:p>
      <text:p text:style-name="P4">2 . Using different artefacts from all the Bible and not only Hell ( exple : Using Moise's stick to cut an arena in half )</text:p>
      <text:p text:style-name="P4">3 . Develop a fun gameplay, based on :</text:p>
      <text:p text:style-name="P4"><text:tab/>a . Two bricks, a CQC (Close Quarter Combat) and a shooting one</text:p>
      <text:p text:style-name="P4"><text:tab/>b . Power, you know you are a powerful horsem<text:span text:style-name="T3">a</text:span>n… Prove it.</text:p>
      <text:p text:style-name="P4"/>
      <text:p text:style-name="P4">4 . Successively combine chibi art <text:span text:style-name="T3">and design</text:span> <text:span text:style-name="T3">with</text:span> <text:span text:style-name="T3">Hell's </text:span>violence.</text:p>
      <text:p text:style-name="P4"/>
      <text:p text:style-name="P5">Influences &amp; Sources</text:p>
      <text:p text:style-name="P4"><text:tab/><text:span text:style-name="T3">Obviously the Holy Bible and Christian's religion in general</text:span></text:p>
      <text:p text:style-name="P4"><text:tab/><text:span text:style-name="T3">Darksiders 1&amp;2</text:span></text:p>
      <text:p text:style-name="P4"><text:tab/><text:span text:style-name="T3">Furi (gameplay part)</text:span></text:p>
      <text:p text:style-name="P4"><text:tab/><text:span text:style-name="T3">Cartoon colors like Blizzard habits (</text:span><text:span text:style-name="T4">TO CONFIRMED</text:span><text:span text:style-name="T3">)</text:span></text:p>
      <text:p text:style-name="P5"><text:tab/>We want to retreive a coop style game like there were before the emergence of online </text:p>
      <text:p text:style-name="P5"><text:tab/><text:span text:style-name="T11">Disgaea (Dialog Scenes)</text:span></text:p>
      <text:p text:style-name="P5">Target Market</text:p>
      <text:p text:style-name="P5"><text:tab/></text:p>
      <text:p text:style-name="P5"><text:tab/>Our ideal user has the following characteristics :</text:p>
      <text:p text:style-name="P5"><text:tab/>1 . Human</text:p>
      <text:p text:style-name="P5"><text:tab/>2 . 16 to 30 years old</text:p>
      <text:p text:style-name="P5"><text:tab/>3 . Core Gamer and accessible to casual</text:p>
      <text:p text:style-name="P6"><text:tab/><text:span text:style-name="T5">4 . Open minded about religions </text:span></text:p>
      <text:p text:style-name="P6"><text:tab/><text:span text:style-name="T5">5 . Already played a local multiplayer game</text:span></text:p>
      <text:p text:style-name="P6"><text:tab/></text:p>
      <text:p text:style-name="P7"/>
      <text:p text:style-name="P11"/>
      <text:p text:style-name="P7">Functional Specifications</text:p>
      <text:p text:style-name="P5"/>
      <text:p text:style-name="P7">Game Mechanics</text:p>
      <text:p text:style-name="P7"/>
      <text:p text:style-name="P7">Core Gameplay </text:p>
      <text:p text:style-name="P7"><text:tab/>The player moves in a 3D arena, the arena hasn't to be circle, <text:span text:style-name="T6">it can be square or even separated by bridges or interactive elements. </text:span><text:span text:style-name="T7">Enemies coming from top of the arena outside the screen (if there is basic enemies </text:span><text:span text:style-name="T8">TO CONFIRMED</text:span><text:span text:style-name="T7">). And the level finish with a boss fight. </text:span><text:span text:style-name="T9">There will be little dialogs between levels.</text:span></text:p>
      <text:p text:style-name="P7"><text:span text:style-name="T9"/></text:p>
      <text:p text:style-name="P8"><text:span text:style-name="T6">Game Flow</text:span></text:p>
      <text:p text:style-name="P8"><text:span text:style-name="T6"/></text:p>
      <text:p text:style-name="P8"><text:span text:style-name="T6">Actions which can be performed:</text:span></text:p>
      <text:p text:style-name="P8"><text:span text:style-name="T6">1. Move all around the arena</text:span></text:p>
      <text:p text:style-name="P8"><text:span text:style-name="T6">2. CQC attacks</text:span></text:p>
      <text:p text:style-name="P8"><text:span text:style-name="T6">3. Shoot ! With power ups</text:span></text:p>
      <text:p text:style-name="P8"><text:span text:style-name="T6">4. Dash</text:span></text:p>
      <text:p text:style-name="P8"/>
      <text:p text:style-name="P8"><text:span text:style-name="T6">Characters</text:span></text:p>
      <text:p text:style-name="P8"><text:span text:style-name="T6">1. Death: Special : </text:span><text:span text:style-name="T10">Death spell, every enemy has 50% chance to die</text:span></text:p>
      <text:p text:style-name="P8"><text:span text:style-name="T6">2. Conquest: Special :Launch arrow which kill everything in its trajectory</text:span></text:p>
      <text:p text:style-name="P8"><text:span text:style-name="T6">3. War: Special : Big </text:span><text:span text:style-name="T10">S</text:span><text:span text:style-name="T6">word Hit Big Damage </text:span><text:span text:style-name="T10">(BFG ? As a reference ?)</text:span></text:p>
      <text:p text:style-name="P8"><text:span text:style-name="T6">4. Famine: Special : Damage over time.</text:span></text:p>
      <text:p text:style-name="P8"><text:span text:style-name="T6"/></text:p>
      <text:p text:style-name="P8"><text:span text:style-name="T6"/></text:p>
      <text:p text:style-name="P8"><text:span text:style-name="T6"/></text:p>
      <text:p text:style-name="P7"><text:span text:style-name="T7"><text:tab/></text:span></text:p>
      <text:p text:style-name="P7"><text:span text:style-name="T6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7T11:59:43.866000000</meta:creation-date>
    <meta:generator>LibreOffice/5.0.5.2$Windows_x86 LibreOffice_project/55b006a02d247b5f7215fc6ea0fde844b30035b3</meta:generator>
    <dc:date>2017-01-04T17:52:06.457000000</dc:date>
    <meta:editing-duration>PT30M10S</meta:editing-duration>
    <meta:editing-cycles>3</meta:editing-cycles>
    <meta:document-statistic meta:table-count="0" meta:image-count="0" meta:object-count="0" meta:page-count="5" meta:paragraph-count="43" meta:word-count="369" meta:character-count="2008" meta:non-whitespace-character-count="1655"/>
  </office:meta>
</office:document-meta>
</file>